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4.5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-List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approx. cost</text:p>
          </table:table-cell>
          <table:table-cell office:value-type="string" calcext:value-type="string">
            <text:p>order info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style-name="ce3" office:value-type="currency" office:currency="EUR" office:value="35" calcext:value-type="currency">
            <text:p>35.00 €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://www.amazon.de/Raspberry-Pi-quad-core-Cortex-A7-compatibility/dp/B00T2U7R7I/ref=sr_1_6?s=computers&amp;ie=UTF8&amp;qid=1462293723&amp;sr=1-6&amp;keywords=raspberry+p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D_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.g..: SanDisk Ultra <text:s/>8GB microSDHC</text:p>
          </table:table-cell>
          <table:table-cell table:style-name="ce3" office:value-type="currency" office:currency="EUR" office:value="6.85" calcext:value-type="currency">
            <text:p>6.85 €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://www.amazon.de/SanDisk-Speicherkarte-SD-Adapter-Frustfreie-Verpackung/dp/B00MWXUKDK?ie=UTF8&amp;creativeASIN=B00MWXUKDK&amp;linkCode=w01&amp;linkId=76RHQPOCA5OA4J7Y&amp;ref_=as_sl_pc_ss_til&amp;tag=raspberrypi05-2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-Lan St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.g..: EDIMAX EW-7811UN</text:p>
          </table:table-cell>
          <table:table-cell table:style-name="ce3" office:value-type="currency" office:currency="EUR" office:value="6.9" calcext:value-type="currency">
            <text:p>6.90 €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://www.amazon.de/EDIMAX-EW-7811UN-Wireless-Adapter-IEEE802-11b/dp/B003MTTJOY/ref=sr_1_2?ie=UTF8&amp;qid=1462293350&amp;sr=8-2&amp;keywords=raspberry+pi+wla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tor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N motor driver</text:p>
          </table:table-cell>
          <table:table-cell table:style-name="ce3" office:value-type="currency" office:currency="EUR" office:value="3.99" calcext:value-type="currency">
            <text:p>3.99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://www.ebay.de/itm/L298N-Stepper-Motor-Driver-Board-L298N-Motortreiber-Board-Schrittmotor-Modul-Neu-/131714906560?var=&amp;hash=item1eaad1f9c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ep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8°, 6 V-, 0,8 A, 42x42x41 mm</text:p>
          </table:table-cell>
          <table:table-cell table:style-name="ce3" office:value-type="currency" office:currency="EUR" office:value="9.95" calcext:value-type="currency">
            <text:p>9.95 €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https://www.pollin.de/shop/dt/NTE0OTg2OTk-/Bauelemente_Bauteile/Motoren/Schrittmotoren/Schrittmotor_VEXTA_PXB44H_02AA_C8_1_8_6_V_0_8_A.htm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ll-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oved ball bearing 626-2Z, 19mm x 6mm x 6mm</text:p>
          </table:table-cell>
          <table:table-cell table:style-name="ce3" office:value-type="currency" office:currency="EUR" office:value="3.29" calcext:value-type="currency">
            <text:p>3.29 €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https://www.conrad.de/de/rillenkugellager-serie-600-ubc-bearing-626-2z-bohrungs-6-mm-aussen-durchmesser-19-mm-drehzahl-max-32000-umin-198844.htm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x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minium turned par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iddle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minium Teil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aring ch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-Prin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all-bearing ax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uminium 6mm x 25mm, round profile</text:p>
          </table:table-cell>
          <table:table-cell table:style-name="ce3" office:value-type="currency" office:currency="EUR" office:value="5.99" calcext:value-type="currency">
            <text:p>5.99 €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https://www.conrad.de/de/aluminium-rund-profil-x-l-6-mm-x-500-mm-237278.htm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-belt 4-T2,5-780</text:p>
          </table:table-cell>
          <table:table-cell table:style-name="ce3" office:value-type="currency" office:currency="EUR" office:value="13.2" calcext:value-type="currency">
            <text:p>13.20 €</text:p>
          </table:table-cell>
          <table:table-cell office:value-type="string" calcext:value-type="string">
            <text:p>Zahnriemen24</text:p>
          </table:table-cell>
          <table:table-cell office:value-type="string" calcext:value-type="string">
            <text:p>https://www.zahnriemen24.de/zahnriemen/pu-t-profil/t25/#/zahnriemen-4-t2,5-780/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lt pulley 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-Prin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lt pulley bi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D-Prin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tor hold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D-Prin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umper c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-Female 10cm</text:p>
          </table:table-cell>
          <table:table-cell table:style-name="ce3" office:value-type="currency" office:currency="EUR" office:value="7.66" calcext:value-type="currency">
            <text:p>7.66 €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://www.amazon.de/PIXNOR-Buchse-%C3%9Cberbr%C3%BCckungskabel-Arduino-Platine/dp/B00V6AZCI8/ref=sr_1_4?ie=UTF8&amp;qid=1462294365&amp;sr=8-4&amp;keywords=jumper+kabel+10cm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crew motor h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 screw 3mm x 20 mm, half round hea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rew belt pul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 screw 3mm x 25 mm, half round hea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 washer!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crew Motor dri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2,5 x 2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crew ball-bearing hol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4 x 35, countersunk hea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crew middle p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 x 35, <text:s/>countersunk hea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crew ax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 x 14, <text:s/>countersunk head</text:p>
          </table:table-cell>
          <table:table-cell table:style-name="ce3" office:value-type="currency" office:currency="EUR" office:value="2.55" calcext:value-type="currency">
            <text:p>2.55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://www.ebay.de/itm/Senkkopfschrauben-DIN-7991-Edelstahl-V2A-Inbus-M3-M4-M5-M6-M8-M10-M12-Senkkopf-/27123853042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pa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, 10mm, plastik</text:p>
          </table:table-cell>
          <table:table-cell table:style-name="ce3" office:value-type="currency" office:currency="EUR" office:value="0.15" calcext:value-type="currency">
            <text:p>0.15 €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https://www.conrad.de/de/abstandsbolzen-ohne-gewinde-m3-polystyrol-abstandsmass-10-mm-1-st-526363.html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ottom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en plate, white, shiny, 854x707x20</text:p>
          </table:table-cell>
          <table:table-cell table:style-name="ce3" office:value-type="currency" office:currency="EUR" office:value="15" calcext:value-type="currency">
            <text:p>15.00 €</text:p>
          </table:table-cell>
          <table:table-cell office:value-type="string" calcext:value-type="string">
            <text:p>Baumarkt</text:p>
          </table:table-cell>
          <table:table-cell office:value-type="string" calcext:value-type="string">
            <text:p>im Baumarkt zuschneiden lassen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ble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en plate, white, shiny, 1000x1000x10</text:p>
          </table:table-cell>
          <table:table-cell table:style-name="ce3" office:value-type="currency" office:currency="EUR" office:value="10" calcext:value-type="currency">
            <text:p>10.00 €</text:p>
          </table:table-cell>
          <table:table-cell office:value-type="string" calcext:value-type="string">
            <text:p>Baumarkt</text:p>
          </table:table-cell>
          <table:table-cell office:value-type="string" calcext:value-type="string">
            <text:p>im Baumarkt zuschneiden lassen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lide bearin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M-1214-20</text:p>
          </table:table-cell>
          <table:table-cell office:value-type="string" calcext:value-type="string">
            <text:p>Als Muster</text:p>
          </table:table-cell>
          <table:table-cell office:value-type="string" calcext:value-type="string">
            <text:p>IGUS</text:p>
          </table:table-cell>
          <table:table-cell office:value-type="string" calcext:value-type="string">
            <text:p>http://www.igus.de/iPro/iPro_02_0001_0000_DEde.htm?ArtNr=GSM-1214-20&amp;wt.srch=1&amp;WT.mc_id=gadplDE258&amp;gclid=Cj0KEQjwmKG5BRDv4YaE5t6oqf0BEiQAwqDNfHtkWA4kpYBHgD7wwxXbjENCESfnoe-_CDTreg5OufkaAv_58P8HAQ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mm hig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umarkt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ower connce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R Neutrick NC4MX 4-polig</text:p>
          </table:table-cell>
          <table:table-cell table:style-name="ce3" office:value-type="currency" office:currency="EUR" office:value="6.67" calcext:value-type="currency">
            <text:p>6.67 €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https://www.conrad.de/de/xlr-steckverbinder-stecker-gerade-polzahl-4-silber-neutrik-nc4mx-1-st-730779.html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oltage cont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 Step-Down converter with MP1584 Chip (DC-DC Wandler) V3</text:p>
          </table:table-cell>
          <table:table-cell table:style-name="ce3" office:value-type="currency" office:currency="EUR" office:value="2.89" calcext:value-type="currency">
            <text:p>2.89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://www.ebay.de/itm/1x-Mini-Step-Down-Konverter-mit-MP1584-Chip-DC-DC-Wandler-V3-/172139129472?hash=item28144aaa8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umme:</text:p>
          </table:table-cell>
          <table:table-cell table:style-name="ce4" table:formula="of:=[.E7]+[.E8]+[.E28]+[.E9]+[.E10]+[.E11]+[.E12]*4+[.E17]+[.E21]+[.E29]+[.E30]+[.E16]+[.E27]+[.E33]+2*[.E34]" office:value-type="currency" office:currency="EUR" office:value="142.85" calcext:value-type="currency">
            <text:p>142.85 €</text:p>
          </table:table-cell>
          <table:table-cell table:number-columns-repeated="2"/>
        </table:table-row>
        <table:table-row table:style-name="ro2" table:number-rows-repeated="7">
          <table:table-cell table:number-columns-repeated="7"/>
        </table:table-row>
        <table:table-row table:style-name="ro2">
          <table:table-cell office:value-type="string" calcext:value-type="string">
            <text:p>Important inform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1) </text:p>
          </table:table-cell>
          <table:table-cell office:value-type="string" calcext:value-type="string">
            <text:p>The motor needs to be modifi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 circle segemt needs to be cut out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)</text:p>
          </table:table-cell>
          <table:table-cell office:value-type="string" calcext:value-type="string">
            <text:p>The motor can be replaced by any motor with the same hight and 0,4Nm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9:45:08.9441341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12:46.472378428</meta:creation-date>
    <dc:date>2016-05-04T10:05:36.887325049</dc:date>
    <meta:editing-duration>PT2H51M1S</meta:editing-duration>
    <meta:editing-cycles>16</meta:editing-cycles>
    <meta:generator>LibreOffice/4.2.8.2$Linux_X86_64 LibreOffice_project/420m0$Build-2</meta:generator>
    <meta:document-statistic meta:table-count="1" meta:cell-count="190" meta:object-count="0"/>
  </office:meta>
</office:document-meta>
</file>